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51b79" officeooo:paragraph-rsid="00151b79"/>
    </style:style>
    <style:style style:name="P2" style:family="paragraph" style:parent-style-name="Standard">
      <style:text-properties fo:font-weight="bold" officeooo:rsid="0023de5b" officeooo:paragraph-rsid="0023de5b" style:font-weight-asian="bold" style:font-weight-complex="bold"/>
    </style:style>
    <style:style style:name="P3" style:family="paragraph" style:parent-style-name="Standard">
      <style:text-properties fo:font-weight="normal" officeooo:rsid="002660df" officeooo:paragraph-rsid="002660df" style:font-weight-asian="normal" style:font-weight-complex="normal"/>
    </style:style>
    <style:style style:name="P4" style:family="paragraph" style:parent-style-name="Standard">
      <style:text-properties fo:font-weight="normal" officeooo:rsid="002cb8aa" officeooo:paragraph-rsid="0032c4e1" style:font-weight-asian="normal" style:font-weight-complex="normal"/>
    </style:style>
    <style:style style:name="P5" style:family="paragraph" style:parent-style-name="Standard">
      <style:text-properties fo:font-style="normal" fo:font-weight="normal" officeooo:rsid="002cb8aa" officeooo:paragraph-rsid="0032c4e1" style:font-style-asian="normal" style:font-weight-asian="normal" style:font-style-complex="normal" style:font-weight-complex="normal"/>
    </style:style>
    <style:style style:name="P6" style:family="paragraph" style:parent-style-name="Standard">
      <style:text-properties fo:font-style="normal" fo:font-weight="normal" officeooo:rsid="003815e6" officeooo:paragraph-rsid="003815e6" style:font-style-asian="normal" style:font-weight-asian="normal" style:font-style-complex="normal" style:font-weight-complex="normal"/>
    </style:style>
    <style:style style:name="P7" style:family="paragraph" style:parent-style-name="Standard">
      <style:text-properties fo:font-style="italic" fo:font-weight="normal" officeooo:rsid="002d9948" officeooo:paragraph-rsid="0032c4e1" style:font-style-asian="italic" style:font-weight-asian="normal" style:font-style-complex="italic" style:font-weight-complex="normal"/>
    </style:style>
    <style:style style:name="P8" style:family="paragraph" style:parent-style-name="Standard">
      <style:text-properties fo:font-style="normal" fo:font-weight="normal" officeooo:rsid="003815e6" officeooo:paragraph-rsid="003815e6" style:font-style-asian="normal" style:font-weight-asian="normal" style:font-style-complex="normal" style:font-weight-complex="normal"/>
    </style:style>
    <style:style style:name="P9" style:family="paragraph" style:parent-style-name="Standard">
      <style:text-properties fo:font-style="normal" fo:font-weight="normal" officeooo:rsid="003b733b" officeooo:paragraph-rsid="003b733b" style:font-style-asian="normal" style:font-weight-asian="normal" style:font-style-complex="normal" style:font-weight-complex="normal"/>
    </style:style>
    <style:style style:name="P10" style:family="paragraph" style:parent-style-name="Standard">
      <style:text-properties fo:font-style="normal" fo:font-weight="normal" officeooo:rsid="004034e5" officeooo:paragraph-rsid="004034e5" style:font-style-asian="normal" style:font-weight-asian="normal" style:font-style-complex="normal" style:font-weight-complex="normal"/>
    </style:style>
    <style:style style:name="P11" style:family="paragraph" style:parent-style-name="Standard">
      <style:text-properties fo:font-style="normal" fo:font-weight="normal" officeooo:rsid="0040cb17" officeooo:paragraph-rsid="0040cb17" style:font-style-asian="normal" style:font-weight-asian="normal" style:font-style-complex="normal" style:font-weight-complex="normal"/>
    </style:style>
    <style:style style:name="P12" style:family="paragraph" style:parent-style-name="Standard">
      <style:text-properties fo:font-style="normal" fo:font-weight="normal" officeooo:rsid="00432e70" officeooo:paragraph-rsid="00432e70" style:font-style-asian="normal" style:font-weight-asian="normal" style:font-style-complex="normal" style:font-weight-complex="normal"/>
    </style:style>
    <style:style style:name="P13" style:family="paragraph" style:parent-style-name="Standard">
      <style:text-properties fo:font-style="normal" fo:font-weight="normal" officeooo:rsid="00493a23" officeooo:paragraph-rsid="00493a23" style:font-style-asian="normal" style:font-weight-asian="normal" style:font-style-complex="normal" style:font-weight-complex="normal"/>
    </style:style>
    <style:style style:name="P14" style:family="paragraph" style:parent-style-name="Standard">
      <style:text-properties fo:font-style="normal" fo:font-weight="normal" officeooo:rsid="004f6ef2" officeooo:paragraph-rsid="004f6ef2" style:font-style-asian="normal" style:font-weight-asian="normal" style:font-style-complex="normal" style:font-weight-complex="normal"/>
    </style:style>
    <style:style style:name="P15" style:family="paragraph" style:parent-style-name="Standard">
      <style:text-properties fo:font-style="normal" fo:font-weight="normal" officeooo:rsid="004f6ef2" officeooo:paragraph-rsid="00537c7c" style:font-style-asian="normal" style:font-weight-asian="normal" style:font-style-complex="normal" style:font-weight-complex="normal"/>
    </style:style>
    <style:style style:name="P16" style:family="paragraph" style:parent-style-name="Standard">
      <style:text-properties fo:font-style="normal" fo:font-weight="normal" officeooo:rsid="00545dde" officeooo:paragraph-rsid="00545dde" style:font-style-asian="normal" style:font-weight-asian="normal" style:font-style-complex="normal" style:font-weight-complex="normal"/>
    </style:style>
    <style:style style:name="P17" style:family="paragraph" style:parent-style-name="Standard">
      <style:text-properties fo:font-style="normal" fo:font-weight="normal" officeooo:rsid="00583e95" officeooo:paragraph-rsid="00583e95" style:font-style-asian="normal" style:font-weight-asian="normal" style:font-style-complex="normal" style:font-weight-complex="normal"/>
    </style:style>
    <style:style style:name="P18" style:family="paragraph" style:parent-style-name="Standard">
      <style:text-properties fo:font-style="normal" fo:font-weight="normal" officeooo:rsid="005c3263" officeooo:paragraph-rsid="005bc294" style:font-style-asian="normal" style:font-weight-asian="normal" style:font-style-complex="normal" style:font-weight-complex="normal"/>
    </style:style>
    <style:style style:name="P19" style:family="paragraph" style:parent-style-name="Standard">
      <style:text-properties fo:font-style="normal" fo:font-weight="normal" officeooo:rsid="005c3263" officeooo:paragraph-rsid="005c3263" style:font-style-asian="normal" style:font-weight-asian="normal" style:font-style-complex="normal" style:font-weight-complex="normal"/>
    </style:style>
    <style:style style:name="P20" style:family="paragraph" style:parent-style-name="Standard">
      <style:text-properties fo:font-style="normal" fo:font-weight="normal" officeooo:rsid="0060bc67" officeooo:paragraph-rsid="00583e95" style:font-style-asian="normal" style:font-weight-asian="normal" style:font-style-complex="normal" style:font-weight-complex="normal"/>
    </style:style>
    <style:style style:name="P21" style:family="paragraph" style:parent-style-name="Standard">
      <style:text-properties fo:font-style="normal" fo:font-weight="normal" officeooo:rsid="0060bc67" officeooo:paragraph-rsid="0060bc67" style:font-style-asian="normal" style:font-weight-asian="normal" style:font-style-complex="normal" style:font-weight-complex="normal"/>
    </style:style>
    <style:style style:name="P22" style:family="paragraph" style:parent-style-name="Standard">
      <style:text-properties fo:font-style="normal" fo:font-weight="normal" officeooo:rsid="0062e6af" officeooo:paragraph-rsid="0062e6af" style:font-style-asian="normal" style:font-weight-asian="normal" style:font-style-complex="normal" style:font-weight-complex="normal"/>
    </style:style>
    <style:style style:name="P23" style:family="paragraph" style:parent-style-name="Standard">
      <style:text-properties fo:font-style="normal" fo:font-weight="bold" officeooo:rsid="003b733b" officeooo:paragraph-rsid="003b733b" style:font-style-asian="normal" style:font-weight-asian="bold" style:font-style-complex="normal" style:font-weight-complex="bold"/>
    </style:style>
    <style:style style:name="P24" style:family="paragraph" style:parent-style-name="Standard">
      <style:text-properties fo:font-style="normal" fo:font-weight="bold" officeooo:rsid="005b259c" officeooo:paragraph-rsid="005b259c" style:font-style-asian="normal" style:font-weight-asian="bold" style:font-style-complex="normal" style:font-weight-complex="bold"/>
    </style:style>
    <style:style style:name="P25" style:family="paragraph" style:parent-style-name="Standard">
      <style:text-properties fo:font-style="normal" fo:font-weight="bold" officeooo:rsid="005bc294" officeooo:paragraph-rsid="005bc294" style:font-style-asian="normal" style:font-weight-asian="bold" style:font-style-complex="normal" style:font-weight-complex="bold"/>
    </style:style>
    <style:style style:name="P26" style:family="paragraph" style:parent-style-name="Standard">
      <style:text-properties fo:font-style="normal" fo:font-weight="bold" officeooo:rsid="0062a57d" officeooo:paragraph-rsid="0062a57d" style:font-style-asian="normal" style:font-weight-asian="bold" style:font-style-complex="normal" style:font-weight-complex="bold"/>
    </style:style>
    <style:style style:name="T1" style:family="text">
      <style:text-properties officeooo:rsid="0016a0bf"/>
    </style:style>
    <style:style style:name="T2" style:family="text">
      <style:text-properties officeooo:rsid="00197d23"/>
    </style:style>
    <style:style style:name="T3" style:family="text">
      <style:text-properties officeooo:rsid="00299ba1"/>
    </style:style>
    <style:style style:name="T4" style:family="text">
      <style:text-properties officeooo:rsid="002d9948"/>
    </style:style>
    <style:style style:name="T5" style:family="text">
      <style:text-properties officeooo:rsid="0039e89b"/>
    </style:style>
    <style:style style:name="T6" style:family="text">
      <style:text-properties officeooo:rsid="003c93bb"/>
    </style:style>
    <style:style style:name="T7" style:family="text">
      <style:text-properties officeooo:rsid="004a7882"/>
    </style:style>
    <style:style style:name="T8" style:family="text">
      <style:text-properties officeooo:rsid="004c8f0b"/>
    </style:style>
    <style:style style:name="T9" style:family="text">
      <style:text-properties officeooo:rsid="00537c7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I2C có 3 loại tốc độ khi truyền (<text:span text:style-name="T2">normal</text:span>, <text:span text:style-name="T2">high</text:span>, <text:span text:style-name="T2">super</text:span>), điểm khác biệt so với giao thức truyền khác là nó chậm (SPI, SCI có thể điều chỉnh với tốc độ rất cao..), nhưng lại có ưu điểm là sự đơn giản.</text:p>
      <text:p text:style-name="P1"/>
      <text:p text:style-name="P1">- <text:span text:style-name="T1">Khi dây SDA ở mức low, sự dịch của I2C là bận.</text:span></text:p>
      <text:p text:style-name="P1">- <text:span text:style-name="T2">GIao diện I2C cho phép master kiểm tra trạng thái bus. Bằng cách kéo dây SDA của master lên mức high, nó có thể xác minh tình trạng bus: busy nếu line giữ ở mức thấp ( như một số thiết bị đang kéo dây low), hoặc free nếu line là cao.</text:span></text:p>
      <text:p text:style-name="P1"/>
      <text:p text:style-name="P1"/>
      <text:p text:style-name="P2">I2C Communication</text:p>
      <text:p text:style-name="P2"/>
      <text:p text:style-name="P3">Bộ truyền được khởi tạo bởi một điều kiện bắt đầu (start condition - sườn xuống của SDA trong khi SCL là đang ở mức cao), <text:span text:style-name="T3">và bộ truyền kết thức khi một điều kiện stop xảy ra (sườn lên của SDA trong khi SCL ở mức cao).</text:span></text:p>
      <text:p text:style-name="P3"/>
      <text:p text:style-name="P4">Một lệnh được gửi thông qua SDA trong các khối một byte, <text:span text:style-name="T4">bit đầu tiên là bit có trọng số lớn nhất (MSB). Các bits SDA phải ổn định trong khi SCL ở mức cao, và chúng phải thay đổi trong khi line SCL là low. </text:span></text:p>
      <text:p text:style-name="P7">Nếu các bit SDA không ổn định trong khi SCL high =&gt; Đây là nguyên nhân điển hình cho một tin nhắn bị hỏng hay bị mất ACK</text:p>
      <text:p text:style-name="P5"/>
      <text:p text:style-name="P6">Số byte được truyền là không giới hạn, mỗi byte phải được theo sau <text:span text:style-name="T5">bởi một bit ACK từ Slave sự xác nhận thành công của nhận 1 byte.</text:span></text:p>
      <text:p text:style-name="P6"/>
      <text:p text:style-name="P6"/>
      <text:p text:style-name="P6"/>
      <text:p text:style-name="P23">I2C RCAR <text:span text:style-name="T6">(20180427)</text:span></text:p>
      <text:p text:style-name="P9"/>
      <text:p text:style-name="P10">Clock Generator</text:p>
      <text:p text:style-name="P10"/>
      <text:p text:style-name="P11">Máy phát xung nhịp có hai chức năng. Thứ nhất, nó tạo ra SCL (đồng hồ bus I2C) theo các lệnh của giao diện master hoặc slave. Thứ hai, nó điều khiển tốc độ xung nhịp bên trong, được sử dụng bằng cách lọc các khối và các giao diện chủ và nô lệ. Đồng hồ này hoạt động như một tín hiệu cho phép đồng hồ của thanh ghi trong các khối này.</text:p>
      <text:p text:style-name="P11"/>
      <text:p text:style-name="P11"/>
      <text:p text:style-name="P12">Master/Slave Interfaces</text:p>
      <text:p text:style-name="P12"/>
      <text:p text:style-name="P13">Hai giao diện này chạy độc lập và song song. Giao diện <text:span text:style-name="T7">master</text:span> điều khiển việc truyền địa chỉ và dữ liệu trên bus I2C. Giao diện <text:span text:style-name="T8">slave</text:span> giám sát bus I2C và tham gia vào truyền nếu địa chỉ được lập trình của nó được nhìn thấy trên bus. Các giao diện giao tiếp với thanh ghi điều khiển / trạng thái độc lập. Chỉ có một đầu ra dòng ngắt từ mô-đun I2C. Nguồn ngắt là master hoặc slave.</text:p>
      <text:p text:style-name="P13"/>
      <text:p text:style-name="P15">Lồng ghép trạng thái phần mềm <text:span text:style-name="T9">Software Status Interlocking</text:span></text:p>
      <text:p text:style-name="P14"/>
      <text:p text:style-name="P16">Để làm cho giao diện phần mềm với mô-đun I2C càng mạnh và càng đơn giản càng tốt, các cơ chế trạng thái lồng vào nhau khác nhau đã được bao gồm trong hoạt động của các giao diện chủ và nô lệ. Các bit trạng thái có liên quan là:</text:p>
      <text:p text:style-name="P16"/>
      <text:p text:style-name="P16"/>
      <text:p text:style-name="P16"/>
      <text:p text:style-name="P16"><text:soft-page-break/></text:p>
      <text:p text:style-name="P24">1. MDR and SDR.</text:p>
      <text:p text:style-name="P16"/>
      <text:p text:style-name="P17">MDR hoặc SDR được đặt thành 1 khi nhận được dữ liệu. Xóa trạng thái sau khi đọc thanh ghi dữ liệu nhận. Nếu dữ liệu được nhận trong khi MDR hoặc SDR được đặt, phần cứng sẽ nhận ra rằng dữ liệu chưa đọc vẫn còn trong thanh ghi dữ liệu nhận và tự động giữ SCL ở mức thấp để tạm dừng truyền dữ liệu. Trong trường hợp này, quá trình truyền có thể được tiếp tục bằng cách xóa trạng thái sau khi đọc dữ liệu nhận.</text:p>
      <text:p text:style-name="P17"/>
      <text:p text:style-name="P25">2. MDE and SDE.</text:p>
      <text:p text:style-name="P18"/>
      <text:p text:style-name="P19">Nếu bit trạng thái MDE hoặc SDE vẫn được đặt khi dữ liệu trong thanh ghi dữ liệu truyền được truyền trên bus I2C bởi slave hoặc master, đường SCL phải được giữ ở mức thấp cho đến khi bit trạng thái MDE hoặc SDE được đặt lại.</text:p>
      <text:p text:style-name="P17"/>
      <text:p text:style-name="P20"/>
      <text:p text:style-name="P21">Nếu bit trạng thái MDE hoặc SDE vẫn được đặt khi dữ liệu trong thanh ghi dữ liệu truyền được truyền trên bus I2C bởi slave hoặc master, đường SCL phải được giữ ở mức thấp cho đến khi bit trạng thái MDE hoặc SDE được đặt lại. Bit trạng thái MDE hoặc SDE được thiết lập cho biết rằng dữ liệu hiện đang được giữ trong thanh ghi dữ liệu truyền đã được truyền trên bus I2C.</text:p>
      <text:p text:style-name="P21">Phần mềm phải xóa bit trạng thái này khi ghi vào thanh ghi dữ liệu truyền sau khi truyền byte dữ liệu tiếp theo trở thành có thể. Điều này không cần thiết cho byte đầu tiên của dữ liệu được truyền trên bus</text:p>
      <text:p text:style-name="P21"/>
      <text:p text:style-name="P21"/>
      <text:p text:style-name="P26">3. MAL</text:p>
      <text:p text:style-name="P22">When the master loses arbitration, the MAL bit (of the master status register) is set and the MIE bit (of the master control register) is reset. At this point, master mode is invalid and the I2C bus interface enters the slave mode. When master operation is restarted, data transfer from the master begins after the MAL bit has been cleared.</text:p>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8T10:38:27.983999579</meta:creation-date>
    <meta:generator>LibreOffice/5.1.6.2$Linux_X86_64 LibreOffice_project/10m0$Build-2</meta:generator>
    <dc:date>2018-04-27T12:12:07.380555899</dc:date>
    <meta:editing-duration>PT1H56M54S</meta:editing-duration>
    <meta:editing-cycles>52</meta:editing-cycles>
    <meta:document-statistic meta:table-count="0" meta:image-count="0" meta:object-count="0" meta:page-count="2" meta:paragraph-count="23" meta:word-count="815" meta:character-count="3807" meta:non-whitespace-character-count="3014"/>
  </office:meta>
</office:document-meta>
</file>